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P_data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surname</text:p>
          </table:table-cell>
          <table:table-cell office:value-type="string">
            <text:p>web_source</text:p>
          </table:table-cell>
          <table:table-cell office:value-type="string">
            <text:p>email</text:p>
          </table:table-cell>
          <table:table-cell office:value-type="string">
            <text:p>party</text:p>
          </table:table-cell>
          <table:table-cell office:value-type="string">
            <text:p>state</text:p>
          </table:table-cell>
        </table:table-row>
        <table:table-row>
          <table:table-cell office:value-type="string">
            <text:p>Magdalena</text:p>
          </table:table-cell>
          <table:table-cell office:value-type="string">
            <text:p>ADAMOWICZ</text:p>
          </table:table-cell>
          <table:table-cell office:value-type="string">
            <text:p>https://www.europarl.europa.eu/meps/en/197490/MAGDALENA_ADAMOWICZ/home</text:p>
          </table:table-cell>
          <table:table-cell office:value-type="string">
            <text:p>magdalena.adamowicz@europarl.europa.eu</text:p>
          </table:table-cell>
          <table:table-cell office:value-type="string">
            <text:p>Group of the European People's Party (Christian Democrats)</text:p>
          </table:table-cell>
          <table:table-cell office:value-type="string">
            <text:p>Poland</text:p>
          </table:table-cell>
        </table:table-row>
        <table:table-row>
          <table:table-cell office:value-type="string">
            <text:p>Asim</text:p>
          </table:table-cell>
          <table:table-cell office:value-type="string">
            <text:p>ADEMOV</text:p>
          </table:table-cell>
          <table:table-cell office:value-type="string">
            <text:p>https://www.europarl.europa.eu/meps/en/189525/ASIM_ADEMOV/home</text:p>
          </table:table-cell>
          <table:table-cell office:value-type="string">
            <text:p>asim.ademov@europarl.europa.eu</text:p>
          </table:table-cell>
          <table:table-cell office:value-type="string">
            <text:p>Group of the European People's Party (Christian Democrats)</text:p>
          </table:table-cell>
          <table:table-cell office:value-type="string">
            <text:p>Bulgaria</text:p>
          </table:table-cell>
        </table:table-row>
        <table:table-row>
          <table:table-cell office:value-type="string">
            <text:p>Isabella</text:p>
          </table:table-cell>
          <table:table-cell office:value-type="string">
            <text:p>ADINOLFI</text:p>
          </table:table-cell>
          <table:table-cell office:value-type="string">
            <text:p>https://www.europarl.europa.eu/meps/en/124831/ISABELLA_ADINOLFI/home</text:p>
          </table:table-cell>
          <table:table-cell office:value-type="string">
            <text:p>isabella.adinolfi@europarl.europa.eu</text:p>
          </table:table-cell>
          <table:table-cell office:value-type="string">
            <text:p>Group of the European People's Party (Christian Democrats)</text:p>
          </table:table-cell>
          <table:table-cell office:value-type="string">
            <text:p>Italy</text:p>
          </table:table-cell>
        </table:table-row>
        <table:table-row>
          <table:table-cell office:value-type="string">
            <text:p>Matteo</text:p>
          </table:table-cell>
          <table:table-cell office:value-type="string">
            <text:p>ADINOLFI</text:p>
          </table:table-cell>
          <table:table-cell office:value-type="string">
            <text:p>https://www.europarl.europa.eu/meps/en/197826/MATTEO_ADINOLFI/home</text:p>
          </table:table-cell>
          <table:table-cell office:value-type="string">
            <text:p>matteo.adinolfi@europarl.europa.eu</text:p>
          </table:table-cell>
          <table:table-cell office:value-type="string">
            <text:p>Identity and Democracy Group</text:p>
          </table:table-cell>
          <table:table-cell office:value-type="string">
            <text:p>Italy</text:p>
          </table:table-cell>
        </table:table-row>
        <table:table-row>
          <table:table-cell office:value-type="string">
            <text:p>Alex</text:p>
          </table:table-cell>
          <table:table-cell office:value-type="string">
            <text:p>AGIUS, SALIBA</text:p>
          </table:table-cell>
          <table:table-cell office:value-type="string">
            <text:p>https://www.europarl.europa.eu/meps/en/197403/ALEX_AGIUS+SALIBA/home</text:p>
          </table:table-cell>
          <table:table-cell office:value-type="string">
            <text:p>alex.agiussaliba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Malta</text:p>
          </table:table-cell>
        </table:table-row>
        <table:table-row>
          <table:table-cell office:value-type="string">
            <text:p>Mazaly</text:p>
          </table:table-cell>
          <table:table-cell office:value-type="string">
            <text:p>AGUILAR</text:p>
          </table:table-cell>
          <table:table-cell office:value-type="string">
            <text:p>https://www.europarl.europa.eu/meps/en/198096/MAZALY_AGUILAR/home</text:p>
          </table:table-cell>
          <table:table-cell office:value-type="string">
            <text:p>mazaly.aguilar@europarl.europa.eu</text:p>
          </table:table-cell>
          <table:table-cell office:value-type="string">
            <text:p>European Conservatives and Reformists Group</text:p>
          </table:table-cell>
          <table:table-cell office:value-type="string">
            <text:p>Spain</text:p>
          </table:table-cell>
        </table:table-row>
        <table:table-row>
          <table:table-cell office:value-type="string">
            <text:p>Clara</text:p>
          </table:table-cell>
          <table:table-cell office:value-type="string">
            <text:p>AGUILERA</text:p>
          </table:table-cell>
          <table:table-cell office:value-type="string">
            <text:p>https://www.europarl.europa.eu/meps/en/125045/CLARA_AGUILERA/home</text:p>
          </table:table-cell>
          <table:table-cell office:value-type="string">
            <text:p>claraeugenia.aguileragarcia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Spain</text:p>
          </table:table-cell>
        </table:table-row>
        <table:table-row>
          <table:table-cell office:value-type="string">
            <text:p>Alviina</text:p>
          </table:table-cell>
          <table:table-cell office:value-type="string">
            <text:p>ALAMETSÄ</text:p>
          </table:table-cell>
          <table:table-cell office:value-type="string">
            <text:p>https://www.europarl.europa.eu/meps/en/204335/ALVIINA_ALAMETSA/home</text:p>
          </table:table-cell>
          <table:table-cell office:value-type="string">
            <text:p>alviina.alametsa@europarl.europa.eu</text:p>
          </table:table-cell>
          <table:table-cell office:value-type="string">
            <text:p>Group of the Greens/European Free Alliance</text:p>
          </table:table-cell>
          <table:table-cell office:value-type="string">
            <text:p>Finland</text:p>
          </table:table-cell>
        </table:table-row>
        <table:table-row>
          <table:table-cell office:value-type="string">
            <text:p>João</text:p>
          </table:table-cell>
          <table:table-cell office:value-type="string">
            <text:p>ALBUQUERQUE</text:p>
          </table:table-cell>
          <table:table-cell office:value-type="string">
            <text:p>https://www.europarl.europa.eu/meps/en/237224/JOAO_ALBUQUERQUE/home</text:p>
          </table:table-cell>
          <table:table-cell office:value-type="string">
            <text:p>joao.albuquerque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Portugal</text:p>
          </table:table-cell>
        </table:table-row>
        <table:table-row>
          <table:table-cell office:value-type="string">
            <text:p>Alexander</text:p>
          </table:table-cell>
          <table:table-cell office:value-type="string">
            <text:p>ALEXANDROV, YORDANOV</text:p>
          </table:table-cell>
          <table:table-cell office:value-type="string">
            <text:p>https://www.europarl.europa.eu/meps/en/197836/ALEXANDER_ALEXANDROV+YORDANOV/home</text:p>
          </table:table-cell>
          <table:table-cell office:value-type="string">
            <text:p>alexander.yordanov@europarl.europa.eu</text:p>
          </table:table-cell>
          <table:table-cell office:value-type="string">
            <text:p>Group of the European People's Party (Christian Democrats)</text:p>
          </table:table-cell>
          <table:table-cell office:value-type="string">
            <text:p>Bulgaria</text:p>
          </table:table-cell>
        </table:table-row>
        <table:table-row>
          <table:table-cell office:value-type="string">
            <text:p>François</text:p>
          </table:table-cell>
          <table:table-cell office:value-type="string">
            <text:p>ALFONSI</text:p>
          </table:table-cell>
          <table:table-cell office:value-type="string">
            <text:p>https://www.europarl.europa.eu/meps/en/96750/FRANCOIS_ALFONSI/home</text:p>
          </table:table-cell>
          <table:table-cell office:value-type="string">
            <text:p>francois.alfonsi@europarl.europa.eu</text:p>
          </table:table-cell>
          <table:table-cell office:value-type="string">
            <text:p>Group of the Greens/European Free Alliance</text:p>
          </table:table-cell>
          <table:table-cell office:value-type="string">
            <text:p>France</text:p>
          </table:table-cell>
        </table:table-row>
        <table:table-row>
          <table:table-cell office:value-type="string">
            <text:p>Atidzhe</text:p>
          </table:table-cell>
          <table:table-cell office:value-type="string">
            <text:p>ALIEVA-VELI</text:p>
          </table:table-cell>
          <table:table-cell office:value-type="string">
            <text:p>https://www.europarl.europa.eu/meps/en/197848/ATIDZHE_ALIEVA-VELI/home</text:p>
          </table:table-cell>
          <table:table-cell office:value-type="string">
            <text:p>atidzhe.alieva-veli@europarl.europa.eu</text:p>
          </table:table-cell>
          <table:table-cell office:value-type="string">
            <text:p>Renew Europe Group</text:p>
          </table:table-cell>
          <table:table-cell office:value-type="string">
            <text:p>Bulgaria</text:p>
          </table:table-cell>
        </table:table-row>
        <table:table-row>
          <table:table-cell office:value-type="string">
            <text:p>Abir</text:p>
          </table:table-cell>
          <table:table-cell office:value-type="string">
            <text:p>AL-SAHLANI</text:p>
          </table:table-cell>
          <table:table-cell office:value-type="string">
            <text:p>https://www.europarl.europa.eu/meps/en/197400/ABIR_AL-SAHLANI/home</text:p>
          </table:table-cell>
          <table:table-cell office:value-type="string">
            <text:p>abir.alsahlani@europarl.europa.eu</text:p>
          </table:table-cell>
          <table:table-cell office:value-type="string">
            <text:p>Renew Europe Group</text:p>
          </table:table-cell>
          <table:table-cell office:value-type="string">
            <text:p>Sweden</text:p>
          </table:table-cell>
        </table:table-row>
        <table:table-row>
          <table:table-cell office:value-type="string">
            <text:p>Catherine</text:p>
          </table:table-cell>
          <table:table-cell office:value-type="string">
            <text:p>AMALRIC</text:p>
          </table:table-cell>
          <table:table-cell office:value-type="string">
            <text:p>https://www.europarl.europa.eu/meps/en/247122/CATHERINE_AMALRIC/home</text:p>
          </table:table-cell>
          <table:table-cell office:value-type="string">
            <text:p>catherine.amalric@europarl.europa.eu</text:p>
          </table:table-cell>
          <table:table-cell office:value-type="string">
            <text:p>Renew Europe Group</text:p>
          </table:table-cell>
          <table:table-cell office:value-type="string">
            <text:p>France</text:p>
          </table:table-cell>
        </table:table-row>
        <table:table-row>
          <table:table-cell office:value-type="string">
            <text:p>Andris</text:p>
          </table:table-cell>
          <table:table-cell office:value-type="string">
            <text:p>AMERIKS</text:p>
          </table:table-cell>
          <table:table-cell office:value-type="string">
            <text:p>https://www.europarl.europa.eu/meps/en/197783/ANDRIS_AMERIKS/home</text:p>
          </table:table-cell>
          <table:table-cell office:value-type="string">
            <text:p>andris.ameriks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Latvia</text:p>
          </table:table-cell>
        </table:table-row>
        <table:table-row>
          <table:table-cell office:value-type="string">
            <text:p>Christine</text:p>
          </table:table-cell>
          <table:table-cell office:value-type="string">
            <text:p>ANDERSON</text:p>
          </table:table-cell>
          <table:table-cell office:value-type="string">
            <text:p>https://www.europarl.europa.eu/meps/en/197475/CHRISTINE_ANDERSON/home</text:p>
          </table:table-cell>
          <table:table-cell office:value-type="string">
            <text:p>christine.anderson@europarl.europa.eu</text:p>
          </table:table-cell>
          <table:table-cell office:value-type="string">
            <text:p>Identity and Democracy Group</text:p>
          </table:table-cell>
          <table:table-cell office:value-type="string">
            <text:p>Germany</text:p>
          </table:table-cell>
        </table:table-row>
        <table:table-row>
          <table:table-cell office:value-type="string">
            <text:p>Rasmus</text:p>
          </table:table-cell>
          <table:table-cell office:value-type="string">
            <text:p>ANDRESEN</text:p>
          </table:table-cell>
          <table:table-cell office:value-type="string">
            <text:p>https://www.europarl.europa.eu/meps/en/197448/RASMUS_ANDRESEN/home</text:p>
          </table:table-cell>
          <table:table-cell office:value-type="string">
            <text:p>rasmus.andresen@europarl.europa.eu</text:p>
          </table:table-cell>
          <table:table-cell office:value-type="string">
            <text:p>Group of the Greens/European Free Alliance</text:p>
          </table:table-cell>
          <table:table-cell office:value-type="string">
            <text:p>Germany</text:p>
          </table:table-cell>
        </table:table-row>
        <table:table-row>
          <table:table-cell office:value-type="string">
            <text:p>Barry</text:p>
          </table:table-cell>
          <table:table-cell office:value-type="string">
            <text:p>ANDREWS</text:p>
          </table:table-cell>
          <table:table-cell office:value-type="string">
            <text:p>https://www.europarl.europa.eu/meps/en/204332/BARRY_ANDREWS/home</text:p>
          </table:table-cell>
          <table:table-cell office:value-type="string">
            <text:p>barry.andrews@europarl.europa.eu</text:p>
          </table:table-cell>
          <table:table-cell office:value-type="string">
            <text:p>Renew Europe Group</text:p>
          </table:table-cell>
          <table:table-cell office:value-type="string">
            <text:p>Ireland</text:p>
          </table:table-cell>
        </table:table-row>
        <table:table-row>
          <table:table-cell office:value-type="string">
            <text:p>Mathilde</text:p>
          </table:table-cell>
          <table:table-cell office:value-type="string">
            <text:p>ANDROUËT</text:p>
          </table:table-cell>
          <table:table-cell office:value-type="string">
            <text:p>https://www.europarl.europa.eu/meps/en/197691/MATHILDE_ANDROUET/home</text:p>
          </table:table-cell>
          <table:table-cell office:value-type="string">
            <text:p>mathilde.androuet@europarl.europa.eu</text:p>
          </table:table-cell>
          <table:table-cell office:value-type="string">
            <text:p>Identity and Democracy Group</text:p>
          </table:table-cell>
          <table:table-cell office:value-type="string">
            <text:p>France</text:p>
          </table:table-cell>
        </table:table-row>
        <table:table-row>
          <table:table-cell office:value-type="string">
            <text:p>Marc</text:p>
          </table:table-cell>
          <table:table-cell office:value-type="string">
            <text:p>ANGEL</text:p>
          </table:table-cell>
          <table:table-cell office:value-type="string">
            <text:p>https://www.europarl.europa.eu/meps/en/202073/MARC_ANGEL/home</text:p>
          </table:table-cell>
          <table:table-cell office:value-type="string">
            <text:p>marc.angel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Luxembourg</text:p>
          </table:table-cell>
        </table:table-row>
        <table:table-row>
          <table:table-cell office:value-type="string">
            <text:p>Gerolf</text:p>
          </table:table-cell>
          <table:table-cell office:value-type="string">
            <text:p>ANNEMANS</text:p>
          </table:table-cell>
          <table:table-cell office:value-type="string">
            <text:p>https://www.europarl.europa.eu/meps/en/124973/GEROLF_ANNEMANS/home</text:p>
          </table:table-cell>
          <table:table-cell office:value-type="string">
            <text:p>gerolf.annemans@europarl.europa.eu</text:p>
          </table:table-cell>
          <table:table-cell office:value-type="string">
            <text:p>Identity and Democracy Group</text:p>
          </table:table-cell>
          <table:table-cell office:value-type="string">
            <text:p>Belgium</text:p>
          </table:table-cell>
        </table:table-row>
        <table:table-row>
          <table:table-cell office:value-type="string">
            <text:p>Andrus</text:p>
          </table:table-cell>
          <table:table-cell office:value-type="string">
            <text:p>ANSIP</text:p>
          </table:table-cell>
          <table:table-cell office:value-type="string">
            <text:p>https://www.europarl.europa.eu/meps/en/124696/ANDRUS_ANSIP/home</text:p>
          </table:table-cell>
          <table:table-cell office:value-type="string">
            <text:p>andrus.ansip@europarl.europa.eu</text:p>
          </table:table-cell>
          <table:table-cell office:value-type="string">
            <text:p>Renew Europe Group</text:p>
          </table:table-cell>
          <table:table-cell office:value-type="string">
            <text:p>Estonia</text:p>
          </table:table-cell>
        </table:table-row>
        <table:table-row>
          <table:table-cell office:value-type="string">
            <text:p>Attila</text:p>
          </table:table-cell>
          <table:table-cell office:value-type="string">
            <text:p>ARA-KOVÁCS</text:p>
          </table:table-cell>
          <table:table-cell office:value-type="string">
            <text:p>https://www.europarl.europa.eu/meps/en/197587/ATTILA_ARA-KOVACS/home</text:p>
          </table:table-cell>
          <table:table-cell office:value-type="string">
            <text:p>attila.ara-kovacs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Hungary</text:p>
          </table:table-cell>
        </table:table-row>
        <table:table-row>
          <table:table-cell office:value-type="string">
            <text:p>Maria</text:p>
          </table:table-cell>
          <table:table-cell office:value-type="string">
            <text:p>ARENA</text:p>
          </table:table-cell>
          <table:table-cell office:value-type="string">
            <text:p>https://www.europarl.europa.eu/meps/en/124936/MARIA_ARENA/home</text:p>
          </table:table-cell>
          <table:table-cell office:value-type="string">
            <text:p>maria.arena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Belgium</text:p>
          </table:table-cell>
        </table:table-row>
        <table:table-row>
          <table:table-cell office:value-type="string">
            <text:p>Pablo</text:p>
          </table:table-cell>
          <table:table-cell office:value-type="string">
            <text:p>ARIAS, ECHEVERRÍA</text:p>
          </table:table-cell>
          <table:table-cell office:value-type="string">
            <text:p>https://www.europarl.europa.eu/meps/en/96808/PABLO_ARIAS+ECHEVERRIA/home</text:p>
          </table:table-cell>
          <table:table-cell office:value-type="string">
            <text:p>pablo.ariasecheverria@europarl.europa.eu</text:p>
          </table:table-cell>
          <table:table-cell office:value-type="string">
            <text:p>Group of the European People's Party (Christian Democrats)</text:p>
          </table:table-cell>
          <table:table-cell office:value-type="string">
            <text:p>Spain</text:p>
          </table:table-cell>
        </table:table-row>
        <table:table-row>
          <table:table-cell office:value-type="string">
            <text:p>Pascal</text:p>
          </table:table-cell>
          <table:table-cell office:value-type="string">
            <text:p>ARIMONT</text:p>
          </table:table-cell>
          <table:table-cell office:value-type="string">
            <text:p>https://www.europarl.europa.eu/meps/en/24922/PASCAL_ARIMONT/home</text:p>
          </table:table-cell>
          <table:table-cell office:value-type="string">
            <text:p>pascal.arimont@europarl.europa.eu</text:p>
          </table:table-cell>
          <table:table-cell office:value-type="string">
            <text:p>Group of the European People's Party (Christian Democrats)</text:p>
          </table:table-cell>
          <table:table-cell office:value-type="string">
            <text:p>Belgium</text:p>
          </table:table-cell>
        </table:table-row>
        <table:table-row>
          <table:table-cell office:value-type="string">
            <text:p>Konstantinos</text:p>
          </table:table-cell>
          <table:table-cell office:value-type="string">
            <text:p>ARVANITIS</text:p>
          </table:table-cell>
          <table:table-cell office:value-type="string">
            <text:p>https://www.europarl.europa.eu/meps/en/197701/KONSTANTINOS_ARVANITIS/home</text:p>
          </table:table-cell>
          <table:table-cell office:value-type="string">
            <text:p>kostas.arvanitissyriza@gmail.com</text:p>
          </table:table-cell>
          <table:table-cell office:value-type="string">
            <text:p>The Left group in the European Parliament - GUE/NGL</text:p>
          </table:table-cell>
          <table:table-cell office:value-type="string">
            <text:p>Greece</text:p>
          </table:table-cell>
        </table:table-row>
        <table:table-row>
          <table:table-cell office:value-type="string">
            <text:p>Anna-Michelle</text:p>
          </table:table-cell>
          <table:table-cell office:value-type="string">
            <text:p>ASIMAKOPOULOU</text:p>
          </table:table-cell>
          <table:table-cell office:value-type="string">
            <text:p>https://www.europarl.europa.eu/meps/en/197695/ANNA-MICHELLE_ASIMAKOPOULOU/home</text:p>
          </table:table-cell>
          <table:table-cell office:value-type="string">
            <text:p>anna-misel.asimakopoulou@europarl.europa.eu</text:p>
          </table:table-cell>
          <table:table-cell office:value-type="string">
            <text:p>Group of the European People's Party (Christian Democrats)</text:p>
          </table:table-cell>
          <table:table-cell office:value-type="string">
            <text:p>Greece</text:p>
          </table:table-cell>
        </table:table-row>
        <table:table-row>
          <table:table-cell office:value-type="string">
            <text:p>Manon</text:p>
          </table:table-cell>
          <table:table-cell office:value-type="string">
            <text:p>AUBRY</text:p>
          </table:table-cell>
          <table:table-cell office:value-type="string">
            <text:p>https://www.europarl.europa.eu/meps/en/197533/MANON_AUBRY/home</text:p>
          </table:table-cell>
          <table:table-cell office:value-type="string">
            <text:p>manon.aubry@europarl.europa.eu</text:p>
          </table:table-cell>
          <table:table-cell office:value-type="string">
            <text:p>The Left group in the European Parliament - GUE/NGL</text:p>
          </table:table-cell>
          <table:table-cell office:value-type="string">
            <text:p>France</text:p>
          </table:table-cell>
        </table:table-row>
        <table:table-row>
          <table:table-cell office:value-type="string">
            <text:p>Margrete</text:p>
          </table:table-cell>
          <table:table-cell office:value-type="string">
            <text:p>AUKEN</text:p>
          </table:table-cell>
          <table:table-cell office:value-type="string">
            <text:p>https://www.europarl.europa.eu/meps/en/28161/MARGRETE_AUKEN/home</text:p>
          </table:table-cell>
          <table:table-cell office:value-type="string">
            <text:p>margrete.auken@europarl.europa.eu</text:p>
          </table:table-cell>
          <table:table-cell office:value-type="string">
            <text:p>Group of the Greens/European Free Alliance</text:p>
          </table:table-cell>
          <table:table-cell office:value-type="string">
            <text:p>Denmark</text:p>
          </table:table-cell>
        </table:table-row>
        <table:table-row>
          <table:table-cell office:value-type="string">
            <text:p>Petras</text:p>
          </table:table-cell>
          <table:table-cell office:value-type="string">
            <text:p>AUŠTREVIČIUS</text:p>
          </table:table-cell>
          <table:table-cell office:value-type="string">
            <text:p>https://www.europarl.europa.eu/meps/en/124766/PETRAS_AUSTREVICIUS/home</text:p>
          </table:table-cell>
          <table:table-cell office:value-type="string">
            <text:p>petras.austrevicius@europarl.europa.eu</text:p>
          </table:table-cell>
          <table:table-cell office:value-type="string">
            <text:p>Renew Europe Group</text:p>
          </table:table-cell>
          <table:table-cell office:value-type="string">
            <text:p>Lithuania</text:p>
          </table:table-cell>
        </table:table-row>
        <table:table-row>
          <table:table-cell office:value-type="string">
            <text:p>Carmen</text:p>
          </table:table-cell>
          <table:table-cell office:value-type="string">
            <text:p>AVRAM</text:p>
          </table:table-cell>
          <table:table-cell office:value-type="string">
            <text:p>https://www.europarl.europa.eu/meps/en/197651/CARMEN_AVRAM/home</text:p>
          </table:table-cell>
          <table:table-cell office:value-type="string">
            <text:p>carmen-gabriela.avram@europarl.europa.eu</text:p>
          </table:table-cell>
          <table:table-cell office:value-type="string">
            <text:p>Group of the Progressive Alliance of Socialists and Democrats in the European Parliament</text:p>
          </table:table-cell>
          <table:table-cell office:value-type="string">
            <text:p>Romania</text:p>
          </table:table-cell>
        </table:table-row>
        <table:table-row>
          <table:table-cell office:value-type="string">
            <text:p>Malik</text:p>
          </table:table-cell>
          <table:table-cell office:value-type="string">
            <text:p>AZMANI</text:p>
          </table:table-cell>
          <table:table-cell office:value-type="string">
            <text:p>https://www.europarl.europa.eu/meps/en/197781/MALIK_AZMANI/home</text:p>
          </table:table-cell>
          <table:table-cell office:value-type="string">
            <text:p>malik.azmani@europarl.europa.eu</text:p>
          </table:table-cell>
          <table:table-cell office:value-type="string">
            <text:p>Renew Europe Group</text:p>
          </table:table-cell>
          <table:table-cell office:value-type="string">
            <text:p>Netherlands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20T18:35:28.713174</meta:creation-date>
    <dc:date>2024-05-20T18:35:28.723173</dc:date>
    <meta:generator>http://pypi.python.org/pypi/ezodf/0.1.0$Python3.11.9 (tags/v3.11.9:de54cf5, Apr  2 2024, 10:12:12) [MSC v.1938 64 bit (AMD64)]</meta:generator>
    <meta:document-statistic/>
    <meta:editing-cycles>1</meta:editing-cycles>
  </office:meta>
</office:document-meta>
</file>